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0.8mm"/>
    </style:style>
    <style:style style:name="co3" style:family="table-column">
      <style:table-column-properties fo:break-before="auto" style:column-width="154.36mm"/>
    </style:style>
    <style:style style:name="co4" style:family="table-column">
      <style:table-column-properties fo:break-before="auto" style:column-width="53.04mm"/>
    </style:style>
    <style:style style:name="co5" style:family="table-column">
      <style:table-column-properties fo:break-before="auto" style:column-width="170.67mm"/>
    </style:style>
    <style:style style:name="co6" style:family="table-column">
      <style:table-column-properties fo:break-before="auto" style:column-width="18.2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돋움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돋움1" style:font-size-asian="9.5pt" style:language-asian="none" style:country-asian="none" style:font-style-asian="normal" style:font-weight-asian="normal" style:font-name-complex="Ari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a31515" style:text-outline="false" style:text-line-through-style="none" style:text-line-through-type="none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800000" style:text-outline="false" style:text-line-through-style="none" style:text-line-through-type="none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2b91af" style:text-outline="false" style:text-line-through-style="none" style:text-line-through-type="none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a31515" style:text-outline="false" style:text-line-through-style="none" style:text-line-through-type="none" style:font-name="돋움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돋움1" style:font-size-asian="9.5pt" style:language-asian="none" style:country-asian="none" style:font-style-asian="normal" style:font-weight-asian="normal" style:font-name-complex="Ari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ko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4"/>
        <table:table-column table:style-name="co1" table:default-cell-style-name="ce6"/>
        <table:table-row table:style-name="ro1" table:number-rows-repeated="2"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Create1</text:p>
          </table:table-cell>
          <table:table-cell table:style-name="Default" office:value-type="string" calcext:value-type="string">
            <text:p>echo 프로젝트를 생성하였습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ce2" office:value-type="string" calcext:value-type="string">
            <text:p>Create2</text:p>
          </table:table-cell>
          <table:table-cell table:style-name="Default" office:value-type="string" calcext:value-type="string">
            <text:p>echo 프로젝트 생성에 실패하였습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AddAndroidPlatform1</text:p>
          </table:table-cell>
          <table:table-cell office:value-type="string" calcext:value-type="string">
            <text:p>echo 안드로이드 프로젝트가 추가되었습니다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AddAndroidPlatform2</text:p>
          </table:table-cell>
          <table:table-cell office:value-type="string" calcext:value-type="string">
            <text:p>echo 안드로이드 프로젝트 추가에 실패하였습니다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Requirements1</text:p>
          </table:table-cell>
          <table:table-cell office:value-type="string" calcext:value-type="string">
            <text:p>echo ..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Requirements2</text:p>
          </table:table-cell>
          <table:table-cell office:value-type="string" calcext:value-type="string">
            <text:p>echo ..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WriteConfig</text:p>
          </table:table-cell>
          <table:table-cell office:value-type="string" calcext:value-type="string">
            <text:p>config.xml 파일을 수정하였습니다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ModifyHtmlFiles</text:p>
          </table:table-cell>
          <table:table-cell office:value-type="string" calcext:value-type="string">
            <text:p>index.html 파일을 수정하였습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CopyProjectFiles1</text:p>
          </table:table-cell>
          <table:table-cell office:value-type="string" calcext:value-type="string">
            <text:p>게임 폴더 복사를 시작합니다 [robocopy 사용]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CopyProjectFiles2</text:p>
          </table:table-cell>
          <table:table-cell office:value-type="string" calcext:value-type="string">
            <text:p>echo 폴더를 www 폴더로 복사하였습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CopyProjectFiles3</text:p>
          </table:table-cell>
          <table:table-cell office:value-type="string" calcext:value-type="string">
            <text:p>echo 폴더 복사에 실패하였습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CopyProjectFiles4</text:p>
          </table:table-cell>
          <table:table-cell office:value-type="string" calcext:value-type="string">
            <text:p>복사 할 폴더가 존재하지 않아 파일을 복사할 수 없습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AddPlugins1</text:p>
          </table:table-cell>
          <table:table-cell office:value-type="string" calcext:value-type="string">
            <text:p>echo {0} 플러그인이 추가되었습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AddPlugins2</text:p>
          </table:table-cell>
          <table:table-cell office:value-type="string" calcext:value-type="string">
            <text:p>echo {0} 플러그인을 추가하는 데 실패하였습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Flush1</text:p>
          </table:table-cell>
          <table:table-cell office:value-type="string" calcext:value-type="string">
            <text:p>build.json 파일을 찾았습니다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Flush2</text:p>
          </table:table-cell>
          <table:table-cell office:value-type="string" calcext:value-type="string">
            <text:p>echo 빌드가 완료되었습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Flush3</text:p>
          </table:table-cell>
          <table:table-cell office:value-type="string" calcext:value-type="string">
            <text:p>echo 빌드 중에 오류가 발생하였습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FOUND_JAVA</text:p>
          </table:table-cell>
          <table:table-cell table:style-name="ce5" office:value-type="string" calcext:value-type="string">
            <text:p>@"java.exe -version 2&gt;&amp;1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table:style-name="Default" office:value-type="string" calcext:value-type="string">
            <text:p>NOT_FOUND_JAVA</text:p>
          </table:table-cell>
          <table:table-cell office:value-type="string" calcext:value-type="string">
            <text:p>echo -- 자바를 찾지 못했습니다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table:style-name="Default" office:value-type="string" calcext:value-type="string">
            <text:p>FOUND_KEYTOOL</text:p>
          </table:table-cell>
          <table:table-cell office:value-type="string" calcext:value-type="string">
            <text:p>echo -- keytool을 찾았습니다.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table:style-name="Default" office:value-type="string" calcext:value-type="string">
            <text:p>NOT_FOUND_KEYTOOL</text:p>
          </table:table-cell>
          <table:table-cell office:value-type="string" calcext:value-type="string">
            <text:p>echo -- keytool을 찾지 못했습니다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table:style-name="Default" office:value-type="string" calcext:value-type="string">
            <text:p>FOUND_CORDOVA</text:p>
          </table:table-cell>
          <table:table-cell office:value-type="string" calcext:value-type="string">
            <text:p>cordova -v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table:style-name="Default" office:value-type="string" calcext:value-type="string">
            <text:p>NOT_FOUND_CORDOVA</text:p>
          </table:table-cell>
          <table:table-cell office:value-type="string" calcext:value-type="string">
            <text:p>echo -- cordova를 찾지 못했습니다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office:value-type="string" calcext:value-type="string">
            <text:p>Ready</text:p>
          </table:table-cell>
          <table:table-cell office:value-type="string" calcext:value-type="string">
            <text:p>--- 준비 ---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--- 필요한 모든 프로그램이 설치되어있습니다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NotInstalled</text:p>
          </table:table-cell>
          <table:table-cell office:value-type="string" calcext:value-type="string">
            <text:p>--- [ERROR] 필요한 프로그램이 설치되어있지 않습니다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Java1</text:p>
          </table:table-cell>
          <table:table-cell office:value-type="string" calcext:value-type="string">
            <text:p>자바를 설치해주세요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Java2</text:p>
          </table:table-cell>
          <table:table-cell office:value-type="string" calcext:value-type="string">
            <text:p>https://www.oracle.com/technetwork/java/javase/downloads/jdk8-downloads-2133151.html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Cordova1</text:p>
          </table:table-cell>
          <table:table-cell office:value-type="string" calcext:value-type="string">
            <text:p>Node.js와 cordova를 설치해야 합니다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Cordova2</text:p>
          </table:table-cell>
          <table:table-cell office:value-type="string" calcext:value-type="string">
            <text:p>https://nodejs.org/ko/download/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Cordova3</text:p>
          </table:table-cell>
          <table:table-cell office:value-type="string" calcext:value-type="string">
            <text:p>https://www.npmjs.com/package/cordova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AndroidSDK1</text:p>
          </table:table-cell>
          <table:table-cell office:value-type="string" calcext:value-type="string">
            <text:p>안드로이드 SDK가 설치되어있지 않습니다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AndroidSDK2</text:p>
          </table:table-cell>
          <table:table-cell office:value-type="string" calcext:value-type="string">
            <text:p>안드로이드 SDK를 설치해주십시오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AndroidSDK3</text:p>
          </table:table-cell>
          <table:table-cell office:value-type="string" calcext:value-type="string">
            <text:p>https://developer.android.com/studio/?hl=ko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FOUND_ANDROID_HOME</text:p>
          </table:table-cell>
          <table:table-cell office:value-type="string" calcext:value-type="string">
            <text:p>안드로이드 SDK / ANDROID_HOME를 찾았습니다 : {0}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FOUND_ANDROID_SDK_ROOT</text:p>
          </table:table-cell>
          <table:table-cell office:value-type="string" calcext:value-type="string">
            <text:p>안드로이드 SDK / ANDROID_SDK_ROOT를 찾았습니다 : {0}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CreateKeyStore1</text:p>
          </table:table-cell>
          <table:table-cell office:value-type="string" calcext:value-type="string">
            <text:p>키스토어 파일이 생성되었습니다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CreateKeyStore2</text:p>
          </table:table-cell>
          <table:table-cell office:value-type="string" calcext:value-type="string">
            <text:p>키스토어 파일 생성에 실패하였습니다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CreateKeyStore3</text:p>
          </table:table-cell>
          <table:table-cell office:value-type="string" calcext:value-type="string">
            <text:p>키스토어 파일이 생성되었습니다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CreateKeyStore4</text:p>
          </table:table-cell>
          <table:table-cell office:value-type="string" calcext:value-type="string">
            <text:p>이미 파일이 존재하거나. 유효하지 않은 매개변수를 입력하였습니다. 키스토어 파일 생성에 실패하였습니다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CreateKeyStore5</text:p>
          </table:table-cell>
          <table:table-cell office:value-type="string" calcext:value-type="string">
            <text:p>비어있는 칸이 있어서 키스토어 파일을 생성할 수 없습니다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Default" office:value-type="string" calcext:value-type="string">
            <text:p>CHECK_VERSION_ALPHA</text:p>
          </table:table-cell>
          <table:table-cell office:value-type="string" calcext:value-type="string">
            <text:p>알파 버전을 사용하고 있습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CHECK_VERSION_LATEST</text:p>
          </table:table-cell>
          <table:table-cell office:value-type="string" calcext:value-type="string">
            <text:p>최신 버전을 사용하고 있습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CHECK_VERSION_OLD</text:p>
          </table:table-cell>
          <table:table-cell office:value-type="string" calcext:value-type="string">
            <text:p>새로운 버전이 있습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CHECK_VERSION_OLD_ASK</text:p>
          </table:table-cell>
          <table:table-cell office:value-type="string" calcext:value-type="string">
            <text:p>다운로드 페이지를 여시겠습니까?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PENDING_CHECK_PROGRAM_VER</text:p>
          </table:table-cell>
          <table:table-cell office:value-type="string" calcext:value-type="string">
            <text:p>프로그램이 최신 버전인지 확인 중입니다... (1초 미만)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Default" office:value-type="string" calcext:value-type="string">
            <text:p>PENDING_CHECK_CORDOVA_VER</text:p>
          </table:table-cell>
          <table:table-cell office:value-type="string" calcext:value-type="string">
            <text:p>코르도바가 최신 버전인지 확인 중입니다... (5초 미만)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Default" office:value-type="string" calcext:value-type="string">
            <text:p>NOT_CONNECTED_INTERNET</text:p>
          </table:table-cell>
          <table:table-cell office:value-type="string" calcext:value-type="string">
            <text:p>인터넷에 연결되어있지 않아 프로그램이 최신 상태인지 확인할 수 없습니다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Default" office:value-type="string" calcext:value-type="string">
            <text:p>NOT_LATEST_CORDOV_VER</text:p>
          </table:table-cell>
          <table:table-cell office:value-type="string" calcext:value-type="string">
            <text:p>현재 사용 중인 코르도바가 최신 버전이 아닙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REQUEST_NPM_INSTALL</text:p>
          </table:table-cell>
          <table:table-cell office:value-type="string" calcext:value-type="string">
            <text:p>최신 버전은 v{0} 버전이며 업데이트가 필요합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REQUEST_NPM_INSTALL_ASK</text:p>
          </table:table-cell>
          <table:table-cell office:value-type="string" calcext:value-type="string">
            <text:p>코르도바를 최신 버전으로 업데이트 할까요?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INSTALLING_CORDOVA</text:p>
          </table:table-cell>
          <table:table-cell office:value-type="string" calcext:value-type="string">
            <text:p>cordova를 설치하고 있습니다. 잠시만 기다려주세요 (1분 이내)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SUCCESS_INSTALLED_CORDOVA</text:p>
          </table:table-cell>
          <table:table-cell office:value-type="string" calcext:value-type="string">
            <text:p>echo 코르도바 설치 및 업데이트가 완료되었습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FAIL_INSTALLED_CORDOVA</text:p>
          </table:table-cell>
          <table:table-cell office:value-type="string" calcext:value-type="string">
            <text:p>echo 코르도바 설치 도중에 오류가 발생했습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LATEST_CORDOVA_READY</text:p>
          </table:table-cell>
          <table:table-cell office:value-type="string" calcext:value-type="string">
            <text:p>현재 최신 버전의 코르도바를 사용하고 있습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CLEAR_BUILD_LOG</text:p>
          </table:table-cell>
          <table:table-cell office:value-type="string" calcext:value-type="string">
            <text:p>빌드 로그 삭제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Default" office:value-type="string" calcext:value-type="string">
            <text:p>SAVE_BUILD_LOG</text:p>
          </table:table-cell>
          <table:table-cell office:value-type="string" calcext:value-type="string">
            <text:p>빌드 로그 저장</text:p>
          </table:table-cell>
          <table:table-cell office:value-type="string" calcext:value-type="string">
            <text:p>Form1</text:p>
          </table:table-cell>
        </table:table-row>
      </table:table>
      <table:table table:name="en" table:style-name="ta1">
        <table:table-column table:style-name="co1" table:default-cell-style-name="Default"/>
        <table:table-column table:style-name="co4" table:default-cell-style-name="ce1"/>
        <table:table-column table:style-name="co5" table:default-cell-style-name="ce4"/>
        <table:table-column table:style-name="co1" table:default-cell-style-name="ce6"/>
        <table:table-row table:style-name="ro1" table:number-rows-repeated="2"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Create1</text:p>
          </table:table-cell>
          <table:table-cell table:style-name="Default" office:value-type="string" calcext:value-type="string">
            <text:p>echo Cordova project creation successful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ce2" office:value-type="string" calcext:value-type="string">
            <text:p>Create2</text:p>
          </table:table-cell>
          <table:table-cell table:style-name="Default" office:value-type="string" calcext:value-type="string">
            <text:p>echo Cannot Create Project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AddAndroidPlatform1</text:p>
          </table:table-cell>
          <table:table-cell office:value-type="string" calcext:value-type="string">
            <text:p>echo Android Platform has been added to your Cordova poject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AddAndroidPlatform2</text:p>
          </table:table-cell>
          <table:table-cell office:value-type="string" calcext:value-type="string">
            <text:p>echo Can’t add Android Platform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Requirements1</text:p>
          </table:table-cell>
          <table:table-cell office:value-type="string" calcext:value-type="string">
            <text:p>echo ..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Requirements2</text:p>
          </table:table-cell>
          <table:table-cell office:value-type="string" calcext:value-type="string">
            <text:p>echo ..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WriteConfig</text:p>
          </table:table-cell>
          <table:table-cell office:value-type="string" calcext:value-type="string">
            <text:p>Modified the config.xml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ModifyHtmlFiles</text:p>
          </table:table-cell>
          <table:table-cell table:style-name="ce7" office:value-type="string" calcext:value-type="string">
            <text:p>Modified the index.html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CopyProjectFiles1</text:p>
          </table:table-cell>
          <table:table-cell office:value-type="string" calcext:value-type="string">
            <text:p>Start copying game files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CopyProjectFiles2</text:p>
          </table:table-cell>
          <table:table-cell office:value-type="string" calcext:value-type="string">
            <text:p>echo Finished copying game files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CopyProjectFiles3</text:p>
          </table:table-cell>
          <table:table-cell office:value-type="string" calcext:value-type="string">
            <text:p>echo Cannot be copying game files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CopyProjectFiles4</text:p>
          </table:table-cell>
          <table:table-cell office:value-type="string" calcext:value-type="string">
            <text:p>The game source directory specified for text box does not exist. Cannot copy game files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AddPlugins1</text:p>
          </table:table-cell>
          <table:table-cell office:value-type="string" calcext:value-type="string">
            <text:p>echo {0} plugin were added to your project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AddPlugins2</text:p>
          </table:table-cell>
          <table:table-cell office:value-type="string" calcext:value-type="string">
            <text:p>echo Can’t add {0} plugin to your project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Flush1</text:p>
          </table:table-cell>
          <table:table-cell office:value-type="string" calcext:value-type="string">
            <text:p>Found build.json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Flush2</text:p>
          </table:table-cell>
          <table:table-cell office:value-type="string" calcext:value-type="string">
            <text:p>echo build complete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Flush3</text:p>
          </table:table-cell>
          <table:table-cell office:value-type="string" calcext:value-type="string">
            <text:p>echo Error occurred while compiling the APK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FOUND_JAVA</text:p>
          </table:table-cell>
          <table:table-cell table:style-name="ce5" office:value-type="string" calcext:value-type="string">
            <text:p>@"java.exe -version 2&gt;&amp;1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table:style-name="Default" office:value-type="string" calcext:value-type="string">
            <text:p>NOT_FOUND_JAVA</text:p>
          </table:table-cell>
          <table:table-cell office:value-type="string" calcext:value-type="string">
            <text:p>echo Java not found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table:style-name="Default" office:value-type="string" calcext:value-type="string">
            <text:p>FOUND_KEYTOOL</text:p>
          </table:table-cell>
          <table:table-cell office:value-type="string" calcext:value-type="string">
            <text:p>echo Found keytool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table:style-name="Default" office:value-type="string" calcext:value-type="string">
            <text:p>NOT_FOUND_KEYTOOL</text:p>
          </table:table-cell>
          <table:table-cell office:value-type="string" calcext:value-type="string">
            <text:p>echo keytool not found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table:style-name="Default" office:value-type="string" calcext:value-type="string">
            <text:p>FOUND_CORDOVA</text:p>
          </table:table-cell>
          <table:table-cell office:value-type="string" calcext:value-type="string">
            <text:p>cordova -v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table:style-name="Default" office:value-type="string" calcext:value-type="string">
            <text:p>NOT_FOUND_CORDOVA</text:p>
          </table:table-cell>
          <table:table-cell office:value-type="string" calcext:value-type="string">
            <text:p>echo cordova not found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office:value-type="string" calcext:value-type="string">
            <text:p>Ready</text:p>
          </table:table-cell>
          <table:table-cell office:value-type="string" calcext:value-type="string">
            <text:p>-- Ready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-- All the required programs are found!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NotInstalled</text:p>
          </table:table-cell>
          <table:table-cell office:value-type="string" calcext:value-type="string">
            <text:p>---The required tool Not Installed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Java1</text:p>
          </table:table-cell>
          <table:table-cell office:value-type="string" calcext:value-type="string">
            <text:p>Please install Java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Java2</text:p>
          </table:table-cell>
          <table:table-cell office:value-type="string" calcext:value-type="string">
            <text:p>https://www.oracle.com/technetwork/java/javase/downloads/jdk8-downloads-2133151.html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Cordova1</text:p>
          </table:table-cell>
          <table:table-cell office:value-type="string" calcext:value-type="string">
            <text:p>Please Node.js and Cordova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Cordova2</text:p>
          </table:table-cell>
          <table:table-cell office:value-type="string" calcext:value-type="string">
            <text:p>https://nodejs.org/ko/download/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Cordova3</text:p>
          </table:table-cell>
          <table:table-cell office:value-type="string" calcext:value-type="string">
            <text:p>https://www.npmjs.com/package/cordova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AndroidSDK1</text:p>
          </table:table-cell>
          <table:table-cell office:value-type="string" calcext:value-type="string">
            <text:p>The Android SDK Not Installed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AndroidSDK2</text:p>
          </table:table-cell>
          <table:table-cell office:value-type="string" calcext:value-type="string">
            <text:p>Please install Android Studio and Android SDK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AndroidSDK3</text:p>
          </table:table-cell>
          <table:table-cell office:value-type="string" calcext:value-type="string">
            <text:p>https://developer.android.com/studio/?hl=ko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FOUND_ANDROID_HOME</text:p>
          </table:table-cell>
          <table:table-cell office:value-type="string" calcext:value-type="string">
            <text:p>Found Android SDK from ANDROID_HOME : {0}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FOUND_ANDROID_SDK_ROOT</text:p>
          </table:table-cell>
          <table:table-cell office:value-type="string" calcext:value-type="string">
            <text:p>Found Android SDK from ANDROID_SDK_ROOT : {0}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CreateKeyStore1</text:p>
          </table:table-cell>
          <table:table-cell office:value-type="string" calcext:value-type="string">
            <text:p>keystore file creation successful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CreateKeyStore2</text:p>
          </table:table-cell>
          <table:table-cell office:value-type="string" calcext:value-type="string">
            <text:p>Cannot create the keystore file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CreateKeyStore3</text:p>
          </table:table-cell>
          <table:table-cell office:value-type="string" calcext:value-type="string">
            <text:p>keystore file creation successful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CreateKeyStore4</text:p>
          </table:table-cell>
          <table:table-cell office:value-type="string" calcext:value-type="string">
            <text:p>Could not create keystore file because it contains invalid parameters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CreateKeyStore5</text:p>
          </table:table-cell>
          <table:table-cell office:value-type="string" calcext:value-type="string">
            <text:p>Could not create keystore file because it contains the empty string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Default" office:value-type="string" calcext:value-type="string">
            <text:p>CHECK_VERSION_ALPHA</text:p>
          </table:table-cell>
          <table:table-cell office:value-type="string" calcext:value-type="string">
            <text:p>You are using an alpha version of this program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CHECK_VERSION_LATEST</text:p>
          </table:table-cell>
          <table:table-cell office:value-type="string" calcext:value-type="string">
            <text:p>You are using the latest version of this program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CHECK_VERSION_OLD</text:p>
          </table:table-cell>
          <table:table-cell office:value-type="string" calcext:value-type="string">
            <text:p>Detected a new version of MV App Builder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CHECK_VERSION_OLD_ASK</text:p>
          </table:table-cell>
          <table:table-cell office:value-type="string" calcext:value-type="string">
            <text:p>Do you want to open the download page?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PENDING_CHECK_PROGRAM_VER</text:p>
          </table:table-cell>
          <table:table-cell office:value-type="string" calcext:value-type="string">
            <text:p>Checking if program is up to date ... (Please wait 1 seconds)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Default" office:value-type="string" calcext:value-type="string">
            <text:p>PENDING_CHECK_CORDOVA_VER</text:p>
          </table:table-cell>
          <table:table-cell office:value-type="string" calcext:value-type="string">
            <text:p>Checking if Cordova is up to date ... (May take up to 5 seconds)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Default" office:value-type="string" calcext:value-type="string">
            <text:p>NOT_CONNECTED_INTERNET</text:p>
          </table:table-cell>
          <table:table-cell office:value-type="string" calcext:value-type="string">
            <text:p>Not Network Connected. Version check failed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Default" office:value-type="string" calcext:value-type="string">
            <text:p>NOT_LATEST_CORDOV_VER</text:p>
          </table:table-cell>
          <table:table-cell office:value-type="string" calcext:value-type="string">
            <text:p>Current Cordova version is out of date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REQUEST_NPM_INSTALL</text:p>
          </table:table-cell>
          <table:table-cell office:value-type="string" calcext:value-type="string">
            <text:p>The latest stable version is v{0}, you need to update Cordova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REQUEST_NPM_INSTALL_ASK</text:p>
          </table:table-cell>
          <table:table-cell office:value-type="string" calcext:value-type="string">
            <text:p>Do you want to update the Cordova?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INSTALLING_CORDOVA</text:p>
          </table:table-cell>
          <table:table-cell office:value-type="string" calcext:value-type="string">
            <text:p>Updating Cordova... Please wait, may take up to 1 minutes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SUCCESS_INSTALLED_CORDOVA</text:p>
          </table:table-cell>
          <table:table-cell office:value-type="string" calcext:value-type="string">
            <text:p>echo Job completed!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FAIL_INSTALLED_CORDOVA</text:p>
          </table:table-cell>
          <table:table-cell office:value-type="string" calcext:value-type="string">
            <text:p>echo The installation of Cordova encountered an error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LATEST_CORDOVA_READY</text:p>
          </table:table-cell>
          <table:table-cell office:value-type="string" calcext:value-type="string">
            <text:p>Latest stable version is installed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CLEAR_BUILD_LOG</text:p>
          </table:table-cell>
          <table:table-cell office:value-type="string" calcext:value-type="string">
            <text:p>Clear..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Default" office:value-type="string" calcext:value-type="string">
            <text:p>SAVE_BUILD_LOG</text:p>
          </table:table-cell>
          <table:table-cell office:value-type="string" calcext:value-type="string">
            <text:p>Save Log</text:p>
          </table:table-cell>
          <table:table-cell office:value-type="string" calcext:value-type="string">
            <text:p>Form1</text:p>
          </table:table-cell>
        </table:table-row>
      </table:table>
      <table:table table:name="ja" table:style-name="ta1">
        <table:table-column table:style-name="co1" table:default-cell-style-name="Default"/>
        <table:table-column table:style-name="co4" table:default-cell-style-name="ce1"/>
        <table:table-column table:style-name="co3" table:default-cell-style-name="ce4"/>
        <table:table-column table:style-name="co6" table:default-cell-style-name="ce6"/>
        <table:table-row table:style-name="ro1" table:number-rows-repeated="2"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Create1</text:p>
          </table:table-cell>
          <table:table-cell table:style-name="Default" office:value-type="string" calcext:value-type="string">
            <text:p>echo Cordova project creation successful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ce2" office:value-type="string" calcext:value-type="string">
            <text:p>Create2</text:p>
          </table:table-cell>
          <table:table-cell table:style-name="Default" office:value-type="string" calcext:value-type="string">
            <text:p>echo Cannot Create Project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AddAndroidPlatform1</text:p>
          </table:table-cell>
          <table:table-cell office:value-type="string" calcext:value-type="string">
            <text:p>echo Android Platform has been added to your Cordova poject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AddAndroidPlatform2</text:p>
          </table:table-cell>
          <table:table-cell office:value-type="string" calcext:value-type="string">
            <text:p>echo Can’t add Android Platform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Requirements1</text:p>
          </table:table-cell>
          <table:table-cell office:value-type="string" calcext:value-type="string">
            <text:p>echo ..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Requirements2</text:p>
          </table:table-cell>
          <table:table-cell office:value-type="string" calcext:value-type="string">
            <text:p>echo ..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WriteConfig</text:p>
          </table:table-cell>
          <table:table-cell office:value-type="string" calcext:value-type="string">
            <text:p>Modified the config.xml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ModifyHtmlFiles</text:p>
          </table:table-cell>
          <table:table-cell table:style-name="ce7" office:value-type="string" calcext:value-type="string">
            <text:p>Modified the index.html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CopyProjectFiles1</text:p>
          </table:table-cell>
          <table:table-cell office:value-type="string" calcext:value-type="string">
            <text:p>Start copying game files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CopyProjectFiles2</text:p>
          </table:table-cell>
          <table:table-cell office:value-type="string" calcext:value-type="string">
            <text:p>echo Finished copying game files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CopyProjectFiles3</text:p>
          </table:table-cell>
          <table:table-cell office:value-type="string" calcext:value-type="string">
            <text:p>echo Cannot be copying game files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CopyProjectFiles4</text:p>
          </table:table-cell>
          <table:table-cell office:value-type="string" calcext:value-type="string">
            <text:p>The game source directory specified for text box does not exist. Cannot copy game files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AddPlugins1</text:p>
          </table:table-cell>
          <table:table-cell office:value-type="string" calcext:value-type="string">
            <text:p>echo {0} plugin were added to your project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AddPlugins2</text:p>
          </table:table-cell>
          <table:table-cell office:value-type="string" calcext:value-type="string">
            <text:p>echo Can’t add {0} plugin to your project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Flush1</text:p>
          </table:table-cell>
          <table:table-cell office:value-type="string" calcext:value-type="string">
            <text:p>Found build.json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Flush2</text:p>
          </table:table-cell>
          <table:table-cell office:value-type="string" calcext:value-type="string">
            <text:p>echo build complete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Flush3</text:p>
          </table:table-cell>
          <table:table-cell office:value-type="string" calcext:value-type="string">
            <text:p>echo Error occurred while compiling the APK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FOUND_JAVA</text:p>
          </table:table-cell>
          <table:table-cell table:style-name="ce5" office:value-type="string" calcext:value-type="string">
            <text:p>@"java.exe -version 2&gt;&amp;1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table:style-name="Default" office:value-type="string" calcext:value-type="string">
            <text:p>NOT_FOUND_JAVA</text:p>
          </table:table-cell>
          <table:table-cell office:value-type="string" calcext:value-type="string">
            <text:p>echo Java not found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table:style-name="Default" office:value-type="string" calcext:value-type="string">
            <text:p>FOUND_KEYTOOL</text:p>
          </table:table-cell>
          <table:table-cell office:value-type="string" calcext:value-type="string">
            <text:p>echo Found keytool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table:style-name="Default" office:value-type="string" calcext:value-type="string">
            <text:p>NOT_FOUND_KEYTOOL</text:p>
          </table:table-cell>
          <table:table-cell office:value-type="string" calcext:value-type="string">
            <text:p>echo keytool not found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table:style-name="Default" office:value-type="string" calcext:value-type="string">
            <text:p>FOUND_CORDOVA</text:p>
          </table:table-cell>
          <table:table-cell office:value-type="string" calcext:value-type="string">
            <text:p>cordova -v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table:style-name="Default" office:value-type="string" calcext:value-type="string">
            <text:p>NOT_FOUND_CORDOVA</text:p>
          </table:table-cell>
          <table:table-cell office:value-type="string" calcext:value-type="string">
            <text:p>echo cordova not found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office:value-type="string" calcext:value-type="string">
            <text:p>Ready</text:p>
          </table:table-cell>
          <table:table-cell office:value-type="string" calcext:value-type="string">
            <text:p>-- Ready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-- All the required programs are found!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NotInstalled</text:p>
          </table:table-cell>
          <table:table-cell office:value-type="string" calcext:value-type="string">
            <text:p>---The required tool Not Installed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Java1</text:p>
          </table:table-cell>
          <table:table-cell office:value-type="string" calcext:value-type="string">
            <text:p>Please install Java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Java2</text:p>
          </table:table-cell>
          <table:table-cell office:value-type="string" calcext:value-type="string">
            <text:p>https://www.oracle.com/technetwork/java/javase/downloads/jdk8-downloads-2133151.html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Cordova1</text:p>
          </table:table-cell>
          <table:table-cell office:value-type="string" calcext:value-type="string">
            <text:p>Please Node.js and Cordova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Cordova2</text:p>
          </table:table-cell>
          <table:table-cell office:value-type="string" calcext:value-type="string">
            <text:p>https://nodejs.org/ko/download/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Cordova3</text:p>
          </table:table-cell>
          <table:table-cell office:value-type="string" calcext:value-type="string">
            <text:p>https://www.npmjs.com/package/cordova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AndroidSDK1</text:p>
          </table:table-cell>
          <table:table-cell office:value-type="string" calcext:value-type="string">
            <text:p>The Android SDK Not Installed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AndroidSDK2</text:p>
          </table:table-cell>
          <table:table-cell office:value-type="string" calcext:value-type="string">
            <text:p>Please install Android Studio and Android SDK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AndroidSDK3</text:p>
          </table:table-cell>
          <table:table-cell office:value-type="string" calcext:value-type="string">
            <text:p>https://developer.android.com/studio/?hl=ko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FOUND_ANDROID_HOME</text:p>
          </table:table-cell>
          <table:table-cell office:value-type="string" calcext:value-type="string">
            <text:p>Found Android SDK from ANDROID_HOME : {0}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FOUND_ANDROID_SDK_ROOT</text:p>
          </table:table-cell>
          <table:table-cell office:value-type="string" calcext:value-type="string">
            <text:p>Found Android SDK from ANDROID_SDK_ROOT : {0}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CreateKeyStore1</text:p>
          </table:table-cell>
          <table:table-cell office:value-type="string" calcext:value-type="string">
            <text:p>keystore file creation successful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CreateKeyStore2</text:p>
          </table:table-cell>
          <table:table-cell office:value-type="string" calcext:value-type="string">
            <text:p>Cannot create the keystore file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CreateKeyStore3</text:p>
          </table:table-cell>
          <table:table-cell office:value-type="string" calcext:value-type="string">
            <text:p>keystore file creation successful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CreateKeyStore4</text:p>
          </table:table-cell>
          <table:table-cell office:value-type="string" calcext:value-type="string">
            <text:p>Could not create keystore file because it contains invalid parameters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CreateKeyStore5</text:p>
          </table:table-cell>
          <table:table-cell office:value-type="string" calcext:value-type="string">
            <text:p>Could not create keystore file because it contains the empty string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Default" office:value-type="string" calcext:value-type="string">
            <text:p>CHECK_VERSION_ALPHA</text:p>
          </table:table-cell>
          <table:table-cell office:value-type="string" calcext:value-type="string">
            <text:p>You are using an alpha version of this program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CHECK_VERSION_LATEST</text:p>
          </table:table-cell>
          <table:table-cell office:value-type="string" calcext:value-type="string">
            <text:p>You are using the latest version of this program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CHECK_VERSION_OLD</text:p>
          </table:table-cell>
          <table:table-cell office:value-type="string" calcext:value-type="string">
            <text:p>Detected a new version of MV App Builder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CHECK_VERSION_OLD_ASK</text:p>
          </table:table-cell>
          <table:table-cell office:value-type="string" calcext:value-type="string">
            <text:p>Do you want to open the download page?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PENDING_CHECK_PROGRAM_VER</text:p>
          </table:table-cell>
          <table:table-cell office:value-type="string" calcext:value-type="string">
            <text:p>Checking if program is up to date ... (Please wait 1 seconds)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Default" office:value-type="string" calcext:value-type="string">
            <text:p>PENDING_CHECK_CORDOVA_VER</text:p>
          </table:table-cell>
          <table:table-cell office:value-type="string" calcext:value-type="string">
            <text:p>Checking if Cordova is up to date ... (May take up to 5 seconds)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Default" office:value-type="string" calcext:value-type="string">
            <text:p>NOT_CONNECTED_INTERNET</text:p>
          </table:table-cell>
          <table:table-cell office:value-type="string" calcext:value-type="string">
            <text:p>Not Network Connected. Version check failed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Default" office:value-type="string" calcext:value-type="string">
            <text:p>NOT_LATEST_CORDOV_VER</text:p>
          </table:table-cell>
          <table:table-cell office:value-type="string" calcext:value-type="string">
            <text:p>Current Cordova version is out of date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REQUEST_NPM_INSTALL</text:p>
          </table:table-cell>
          <table:table-cell office:value-type="string" calcext:value-type="string">
            <text:p>The latest stable version is v{0}, you need to update Cordova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REQUEST_NPM_INSTALL_ASK</text:p>
          </table:table-cell>
          <table:table-cell office:value-type="string" calcext:value-type="string">
            <text:p>Do you want to update the Cordova?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INSTALLING_CORDOVA</text:p>
          </table:table-cell>
          <table:table-cell office:value-type="string" calcext:value-type="string">
            <text:p>Updating Cordova... Please wait, may take up to 1 minutes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SUCCESS_INSTALLED_CORDOVA</text:p>
          </table:table-cell>
          <table:table-cell office:value-type="string" calcext:value-type="string">
            <text:p>echo Job completed!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FAIL_INSTALLED_CORDOVA</text:p>
          </table:table-cell>
          <table:table-cell office:value-type="string" calcext:value-type="string">
            <text:p>echo The installation of Cordova encountered an error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LATEST_CORDOVA_READY</text:p>
          </table:table-cell>
          <table:table-cell office:value-type="string" calcext:value-type="string">
            <text:p>Latest stable version is installed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CLEAR_BUILD_LOG</text:p>
          </table:table-cell>
          <table:table-cell office:value-type="string" calcext:value-type="string">
            <text:p>Clear..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Default" office:value-type="string" calcext:value-type="string">
            <text:p>SAVE_BUILD_LOG</text:p>
          </table:table-cell>
          <table:table-cell office:value-type="string" calcext:value-type="string">
            <text:p>Save Log</text:p>
          </table:table-cell>
          <table:table-cell office:value-type="string" calcext:value-type="string">
            <text:p>Form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돋움" fo:font-family="돋움" style:font-family-generic="swiss" style:font-pitch="variable" style:font-name-asian="돋움1" style:font-family-asian="돋움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5">0000/00/00</text:date>, <text:time style:data-style-name="N2" text:time-value="17:15:59.266000000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7T12:13:59.068000000</meta:creation-date>
    <dc:date>2019-11-25T17:17:10.458000000</dc:date>
    <meta:editing-duration>PT1H3M54S</meta:editing-duration>
    <meta:editing-cycles>18</meta:editing-cycles>
    <meta:generator>LibreOffice/5.4.4.2$Windows_X86_64 LibreOffice_project/2524958677847fb3bb44820e40380acbe820f960</meta:generator>
    <meta:document-statistic meta:table-count="3" meta:cell-count="513" meta:object-count="0"/>
  </office:meta>
</office:document-meta>
</file>